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NANOMACHI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YOTSUYA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ICHIGAYA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IIDABASHI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UIDOBASHI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OCHANOMIZU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YOTSUY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ICHIGAYA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IIDABASHI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UIDOBASHI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OCHANOMIZU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ICHIGAYA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IIDABASHI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UIDOBASHI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OCHANOMIZU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IIDABASHI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UIDOBASHI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OCHANOMIZU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UIDOBASHI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OCHANOMIZU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OCHANOMIZU</text:p>
          </table:table-cell>
          <table:table-cell office:value-type="float" office:value="1110" calcext:value-type="float">
            <text:p>1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0:48:37.084946985</meta:creation-date>
    <dc:date>2019-12-03T11:02:49.242768437</dc:date>
    <meta:editing-duration>PT4M1S</meta:editing-duration>
    <meta:editing-cycles>1</meta:editing-cycles>
    <meta:document-statistic meta:table-count="1" meta:cell-count="63" meta:object-count="0"/>
    <meta:generator>LibreOffice/6.3.2.2$Linux_X86_64 LibreOffice_project/30$Build-2</meta:generator>
  </office:meta>
</office:document-meta>
</file>